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1" svg:font-family="Carlito"/>
    <style:font-face style:name="DejaVu Sans1" svg:font-family="'DejaVu Sans'"/>
    <style:font-face style:name="Liberation Mono1" svg:font-family="'Liberation Mono'"/>
    <style:font-face style:name="Liberation Sans2" svg:font-family="'Liberation Sans'"/>
    <style:font-face style:name="Carlito" svg:font-family="Carlito" style:font-pitch="variable"/>
    <style:font-face style:name="DejaVu Sans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/>
    </style:style>
    <style:style style:name="gr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67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7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7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4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39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7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dab8"/>
    </style:style>
    <style:style style:name="gr17" style:family="graphic" style:parent-style-name="standard">
      <style:graphic-properties draw:stroke="solid" svg:stroke-width="0.035cm" svg:stroke-color="#808080" draw:stroke-linejoin="round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8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1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0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6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6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6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6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91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02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3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79cm" svg:stroke-color="#808080" draw:stroke-linejoin="round" svg:stroke-linecap="butt" draw:fill="none" fo:padding-top="0.039cm" fo:padding-bottom="0.039cm" fo:padding-left="0.039cm" fo:padding-right="0.039cm"/>
    </style:style>
    <style:style style:name="gr45" style:family="graphic" style:parent-style-name="standard">
      <style:graphic-properties draw:stroke="solid" svg:stroke-width="0.052cm" svg:stroke-color="#808080" draw:stroke-linejoin="round" svg:stroke-linecap="butt" draw:fill="none" fo:padding-top="0.026cm" fo:padding-bottom="0.026cm" fo:padding-left="0.026cm" fo:padding-right="0.026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9.66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8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95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solid" draw:fill-color="#ffdeac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8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1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11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1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3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5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4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2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4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solid" draw:fill-color="#808080"/>
    </style:style>
    <style:style style:name="gr63" style:family="graphic" style:parent-style-name="standard">
      <style:graphic-properties draw:stroke="solid" svg:stroke-width="0.028cm" svg:stroke-color="#808080" draw:stroke-linejoin="round" svg:stroke-linecap="butt" draw:fill="none" fo:padding-top="0.014cm" fo:padding-bottom="0.014cm" fo:padding-left="0.014cm" fo:padding-right="0.014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fff8dc"/>
    </style:style>
    <style:style style:name="gr66" style:family="graphic" style:parent-style-name="standard">
      <style:graphic-properties draw:stroke="none" draw:fill="solid" draw:fill-color="#ffeed4"/>
    </style:style>
    <style:style style:name="gr67" style:family="graphic" style:parent-style-name="standard">
      <style:graphic-properties draw:stroke="none" draw:fill="solid" draw:fill-color="#ffe3c4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5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1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fill-color="#ffffff" fo:min-height="1.191cm"/>
      <style:paragraph-properties style:writing-mode="lr-tb"/>
    </style:style>
    <style:style style:name="P1" style:family="paragraph">
      <loext:graphic-properties draw:fill="solid" draw:fill-color="#c0c0c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5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6" style:family="paragraph">
      <loext:graphic-properties draw:fill="solid" draw:fill-color="#ffdab8"/>
    </style:style>
    <style:style style:name="P7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ffdeac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solid" draw:fill-color="#fff8dc"/>
    </style:style>
    <style:style style:name="P13" style:family="paragraph">
      <loext:graphic-properties draw:fill="solid" draw:fill-color="#ffeed4"/>
    </style:style>
    <style:style style:name="P14" style:family="paragraph">
      <loext:graphic-properties draw:fill="solid" draw:fill-color="#ffe3c4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style:font-name="Carlito1" fo:font-size="7.90000009536743pt" fo:font-weight="bold" style:font-size-asian="7.90000009536743pt" style:font-name-complex="Carlito1" style:font-size-complex="7.90000009536743pt" style:font-weight-complex="bold"/>
    </style:style>
    <style:style style:name="T2" style:family="text">
      <style:text-properties fo:color="#000000" style:font-name="Liberation Sans2" fo:font-size="9.10000038146973pt" fo:font-weight="bold" style:font-size-asian="9.10000038146973pt" style:font-name-complex="Liberation Sans2" style:font-size-complex="9.10000038146973pt" style:font-weight-complex="bold"/>
    </style:style>
    <style:style style:name="T3" style:family="text">
      <style:text-properties fo:color="#000000" style:font-name="Carlito1" fo:font-size="7.90000009536743pt" style:font-size-asian="7.90000009536743pt" style:font-name-complex="Carlito1" style:font-size-complex="7.90000009536743pt"/>
    </style:style>
    <style:style style:name="T4" style:family="text">
      <style:text-properties fo:color="#000000" style:font-name="Carlito1" fo:font-size="9.10000038146973pt" fo:font-weight="bold" style:font-size-asian="9.10000038146973pt" style:font-name-complex="Carlito1" style:font-size-complex="9.10000038146973pt" style:font-weight-complex="bold"/>
    </style:style>
    <style:style style:name="T5" style:family="text">
      <style:text-properties fo:color="#000000" style:font-name="Liberation Sans2" fo:font-size="7.90000009536743pt" fo:font-weight="bold" style:font-size-asian="7.90000009536743pt" style:font-name-complex="Liberation Sans2" style:font-size-complex="7.90000009536743pt" style:font-weight-complex="bold"/>
    </style:style>
    <style:style style:name="T6" style:family="text">
      <style:text-properties fo:color="#000000" style:font-name="DejaVu Sans1" fo:font-size="10.1000003814697pt" style:font-size-asian="10.1000003814697pt" style:font-name-complex="DejaVu Sans1" style:font-size-complex="10.1000003814697pt"/>
    </style:style>
    <style:style style:name="T7" style:family="text">
      <style:text-properties fo:color="#a9a9a9" style:font-name="DejaVu Sans1" fo:font-size="7.90000009536743pt" style:font-size-asian="7.90000009536743pt" style:font-name-complex="DejaVu Sans1" style:font-size-complex="7.90000009536743pt"/>
    </style:style>
    <style:style style:name="T8" style:family="text">
      <style:text-properties fo:color="#000000" style:font-name="Liberation Sans2" fo:font-size="7pt" fo:font-weight="bold" style:font-size-asian="7pt" style:font-name-complex="Liberation Sans2" style:font-size-complex="7pt" style:font-weight-complex="bold"/>
    </style:style>
    <style:style style:name="T9" style:family="text">
      <style:text-properties fo:color="#808080" style:font-name="DejaVu Sans1" fo:font-size="7.90000009536743pt" style:font-size-asian="7.90000009536743pt" style:font-name-complex="DejaVu Sans1" style:font-size-complex="7.90000009536743pt"/>
    </style:style>
    <style:style style:name="T10" style:family="text">
      <style:text-properties fo:color="#1b52e3" style:font-name="Liberation Sans2" fo:font-size="9.10000038146973pt" fo:font-weight="bold" style:font-size-asian="9.10000038146973pt" style:font-name-complex="Liberation Sans2" style:font-size-complex="9.10000038146973pt" style:font-weight-complex="bold"/>
    </style:style>
    <style:style style:name="T11" style:family="text">
      <style:text-properties fo:color="#000000" style:font-name="DejaVu Sans1" fo:font-size="7.90000009536743pt" style:font-size-asian="7.90000009536743pt" style:font-name-complex="DejaVu Sans1" style:font-size-complex="7.90000009536743pt"/>
    </style:style>
    <style:style style:name="T12" style:family="text">
      <style:text-properties fo:color="#000000" style:font-name="Liberation Mono1" fo:font-size="6pt" style:font-size-asian="6pt" style:font-name-complex="Liberation Mono1" style:font-size-complex="6pt"/>
    </style:style>
    <style:style style:name="T13" style:family="text">
      <style:text-properties fo:color="#000000" style:font-name="Carlito1" fo:font-size="10.1000003814697pt" fo:font-weight="bold" style:font-size-asian="10.1000003814697pt" style:font-name-complex="Carlito1" style:font-size-complex="10.1000003814697pt" style:font-weight-complex="bold"/>
    </style:style>
    <style:style style:name="T14" style:family="text">
      <style:text-properties fo:color="#808080" style:font-name="DejaVu Sans1" fo:font-size="7pt" style:font-size-asian="7pt" style:font-name-complex="DejaVu Sans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92cm" svg:height="0.763cm" svg:x="1.532cm" svg:y="7.747cm" svg:viewBox="0 0 2093 764" draw:points="0,764 2093,764 2093,0 0,0">
          <text:p/>
        </draw:polygon>
        <draw:polygon draw:style-name="gr1" draw:text-style-name="P1" draw:layer="layout" svg:width="3.592cm" svg:height="0.763cm" svg:x="3.631cm" svg:y="7.747cm" svg:viewBox="0 0 3593 764" draw:points="0,764 3593,764 3593,0 0,0">
          <text:p/>
        </draw:polygon>
        <draw:polygon draw:style-name="gr1" draw:text-style-name="P1" draw:layer="layout" svg:width="2.018cm" svg:height="0.763cm" svg:x="7.23cm" svg:y="7.747cm" svg:viewBox="0 0 2019 764" draw:points="0,764 2019,764 2019,0 0,0">
          <text:p/>
        </draw:polygon>
        <draw:polygon draw:style-name="gr1" draw:text-style-name="P1" draw:layer="layout" svg:width="1.815cm" svg:height="0.763cm" svg:x="9.253cm" svg:y="7.747cm" svg:viewBox="0 0 1816 764" draw:points="0,764 1816,764 1816,0 0,0">
          <text:p/>
        </draw:polygon>
        <draw:polygon draw:style-name="gr1" draw:text-style-name="P1" draw:layer="layout" svg:width="1.731cm" svg:height="0.763cm" svg:x="11.073cm" svg:y="7.747cm" svg:viewBox="0 0 1732 764" draw:points="0,764 1732,764 1732,0 0,0">
          <text:p/>
        </draw:polygon>
        <draw:polygon draw:style-name="gr1" draw:text-style-name="P1" draw:layer="layout" svg:width="7.488cm" svg:height="0.763cm" svg:x="12.809cm" svg:y="7.747cm" svg:viewBox="0 0 7489 764" draw:points="0,764 7489,764 7489,0 0,0">
          <text:p/>
        </draw:polygon>
        <draw:polygon draw:style-name="gr1" draw:text-style-name="P1" draw:layer="layout" svg:width="10.661cm" svg:height="0.779cm" svg:x="9.431cm" svg:y="18.085cm" svg:viewBox="0 0 10662 780" draw:points="0,780 10662,780 10662,0 0,0">
          <text:p/>
        </draw:polygon>
        <draw:line draw:style-name="gr2" draw:text-style-name="P2" draw:layer="layout" svg:x1="12.855cm" svg:y1="13.084cm" svg:x2="20.314cm" svg:y2="13.084cm">
          <text:p/>
        </draw:line>
        <draw:line draw:style-name="gr2" draw:text-style-name="P2" draw:layer="layout" svg:x1="20.314cm" svg:y1="13.084cm" svg:x2="20.314cm" svg:y2="15.737cm">
          <text:p/>
        </draw:line>
        <draw:line draw:style-name="gr2" draw:text-style-name="P2" draw:layer="layout" svg:x1="12.855cm" svg:y1="13.084cm" svg:x2="12.855cm" svg:y2="15.737cm">
          <text:p/>
        </draw:line>
        <draw:line draw:style-name="gr2" draw:text-style-name="P2" draw:layer="layout" svg:x1="12.855cm" svg:y1="15.737cm" svg:x2="20.314cm" svg:y2="15.737cm">
          <text:p/>
        </draw:line>
        <draw:line draw:style-name="gr2" draw:text-style-name="P2" draw:layer="layout" svg:x1="1.527cm" svg:y1="13.098cm" svg:x2="12.851cm" svg:y2="13.098cm">
          <text:p/>
        </draw:line>
        <draw:line draw:style-name="gr2" draw:text-style-name="P2" draw:layer="layout" svg:x1="12.851cm" svg:y1="13.098cm" svg:x2="12.851cm" svg:y2="13.798cm">
          <text:p/>
        </draw:line>
        <draw:line draw:style-name="gr2" draw:text-style-name="P2" draw:layer="layout" svg:x1="1.527cm" svg:y1="13.098cm" svg:x2="1.527cm" svg:y2="13.798cm">
          <text:p/>
        </draw:line>
        <draw:line draw:style-name="gr2" draw:text-style-name="P2" draw:layer="layout" svg:x1="1.527cm" svg:y1="13.798cm" svg:x2="12.851cm" svg:y2="13.798cm">
          <text:p/>
        </draw:line>
        <draw:frame draw:style-name="gr3" draw:text-style-name="P4" draw:layer="layout" svg:width="1.12cm" svg:height="0.285cm" svg:x="14.926cm" svg:y="13.32cm">
          <draw:text-box>
            <text:p text:style-name="P3"><text:span text:style-name="T1">Subtotal: </text:span></text:p>
          </draw:text-box>
        </draw:frame>
        <draw:frame draw:style-name="gr4" draw:text-style-name="P4" draw:layer="layout" svg:width="1.543cm" svg:height="0.285cm" svg:x="14.926cm" svg:y="13.736cm">
          <draw:text-box>
            <text:p text:style-name="P3"><text:span text:style-name="T1">Descuentos: <text:s/></text:span></text:p>
          </draw:text-box>
        </draw:frame>
        <draw:frame draw:style-name="gr5" draw:text-style-name="P4" draw:layer="layout" svg:width="1.556cm" svg:height="0.285cm" svg:x="14.926cm" svg:y="14.151cm">
          <draw:text-box>
            <text:p text:style-name="P3"><text:span text:style-name="T1">Retenciones: </text:span></text:p>
          </draw:text-box>
        </draw:frame>
        <draw:frame draw:style-name="gr6" draw:text-style-name="P4" draw:layer="layout" svg:width="0.671cm" svg:height="0.285cm" svg:x="14.926cm" svg:y="14.548cm">
          <draw:text-box>
            <text:p text:style-name="P3"><text:span text:style-name="T1">Total:</text:span></text:p>
          </draw:text-box>
        </draw:frame>
        <draw:line draw:style-name="gr7" draw:text-style-name="P2" draw:layer="layout" svg:x1="1.407cm" svg:y1="1.058cm" svg:x2="20.514cm" svg:y2="1.058cm">
          <text:p/>
        </draw:line>
        <draw:line draw:style-name="gr7" draw:text-style-name="P2" draw:layer="layout" svg:x1="20.514cm" svg:y1="1.058cm" svg:x2="20.514cm" svg:y2="3.053cm">
          <text:p/>
        </draw:line>
        <draw:line draw:style-name="gr7" draw:text-style-name="P2" draw:layer="layout" svg:x1="1.407cm" svg:y1="1.058cm" svg:x2="1.407cm" svg:y2="3.053cm">
          <text:p/>
        </draw:line>
        <draw:line draw:style-name="gr8" draw:text-style-name="P2" draw:layer="layout" svg:x1="0.732cm" svg:y1="1.933cm" svg:x2="11.564cm" svg:y2="1.933cm">
          <text:p/>
        </draw:line>
        <draw:polygon draw:style-name="gr1" draw:text-style-name="P1" draw:layer="layout" svg:width="19.022cm" svg:height="1.943cm" svg:x="1.444cm" svg:y="1.097cm" svg:viewBox="0 0 19023 1944" draw:points="9512,1944 0,1944 0,0 19023,0 19023,1944">
          <text:p/>
        </draw:polygon>
        <draw:frame draw:style-name="gr9" draw:text-style-name="P5" draw:layer="layout" svg:width="4.917cm" svg:height="0.361cm" svg:x="1.617cm" svg:y="13.214cm">
          <draw:text-box>
            <text:p text:style-name="P3"><text:span text:style-name="T2">Total Percepc. más Otros Pagos</text:span></text:p>
          </draw:text-box>
        </draw:frame>
        <draw:frame draw:style-name="gr10" draw:text-style-name="P4" draw:layer="layout" svg:width="1.526cm" svg:height="0.285cm" svg:x="1.702cm" svg:y="1.29cm">
          <draw:text-box>
            <text:p text:style-name="P3"><text:span text:style-name="T3"><text:s text:c="21"/></text:span><text:span text:style-name="T3"><text:s text:c="3"/></text:span></text:p>
          </draw:text-box>
        </draw:frame>
        <draw:frame draw:style-name="gr11" draw:text-style-name="P4" draw:layer="layout" svg:width="0.751cm" svg:height="0.285cm" svg:x="15.672cm" svg:y="1.29cm">
          <draw:text-box>
            <text:p text:style-name="P3"><text:span text:style-name="T1">Fecha</text:span><text:span text:style-name="T3">:</text:span></text:p>
          </draw:text-box>
        </draw:frame>
        <draw:frame draw:style-name="gr12" draw:text-style-name="P4" draw:layer="layout" svg:width="0.709cm" svg:height="0.285cm" svg:x="15.672cm" svg:y="1.636cm">
          <draw:text-box>
            <text:p text:style-name="P3"><text:span text:style-name="T1">Hora:</text:span></text:p>
          </draw:text-box>
        </draw:frame>
        <draw:frame draw:style-name="gr13" draw:text-style-name="P5" draw:layer="layout" svg:width="7.444cm" svg:height="0.323cm" svg:x="1.923cm" svg:y="1.767cm">
          <draw:text-box>
            <text:p text:style-name="P3"><text:span text:style-name="T4">RFC: <text:s text:c="54"/>Reg Pat: <text:s text:c="3"/></text:span><text:span text:style-name="T4"><text:s text:c="21"/></text:span></text:p>
          </draw:text-box>
        </draw:frame>
        <draw:frame draw:style-name="gr14" draw:text-style-name="P5" draw:layer="layout" svg:width="1.391cm" svg:height="0.323cm" svg:x="1.923cm" svg:y="2.155cm">
          <draw:text-box>
            <text:p text:style-name="P3"><text:span text:style-name="T4">Reg </text:span><text:span text:style-name="T4">Fiscal</text:span><text:span text:style-name="T4">:</text:span></text:p>
          </draw:text-box>
        </draw:frame>
        <draw:frame draw:style-name="gr15" draw:text-style-name="P5" draw:layer="layout" svg:width="2.766cm" svg:height="0.323cm" svg:x="1.923cm" svg:y="2.613cm">
          <draw:text-box>
            <text:p text:style-name="P3"><text:span text:style-name="T4">Lugar </text:span><text:span text:style-name="T4">de </text:span><text:span text:style-name="T4">expedic</text:span><text:span text:style-name="T4">ión:</text:span></text:p>
          </draw:text-box>
        </draw:frame>
        <draw:polygon draw:style-name="gr16" draw:text-style-name="P6" draw:layer="layout" svg:width="3.231cm" svg:height="0.087cm" svg:x="15.896cm" svg:y="17.049cm" svg:viewBox="0 0 3232 88" draw:points="1615,88 0,88 0,0 3232,0 3232,88">
          <text:p/>
        </draw:polygon>
        <draw:polygon draw:style-name="gr1" draw:text-style-name="P1" draw:layer="layout" svg:width="2.092cm" svg:height="0.763cm" svg:x="1.532cm" svg:y="7.747cm" svg:viewBox="0 0 2093 764" draw:points="0,764 2093,764 2093,0 0,0">
          <text:p/>
        </draw:polygon>
        <draw:polygon draw:style-name="gr1" draw:text-style-name="P1" draw:layer="layout" svg:width="3.592cm" svg:height="0.763cm" svg:x="3.631cm" svg:y="7.747cm" svg:viewBox="0 0 3593 764" draw:points="0,764 3593,764 3593,0 0,0">
          <text:p/>
        </draw:polygon>
        <draw:polygon draw:style-name="gr1" draw:text-style-name="P1" draw:layer="layout" svg:width="2.018cm" svg:height="0.763cm" svg:x="7.23cm" svg:y="7.747cm" svg:viewBox="0 0 2019 764" draw:points="0,764 2019,764 2019,0 0,0">
          <text:p/>
        </draw:polygon>
        <draw:polygon draw:style-name="gr1" draw:text-style-name="P1" draw:layer="layout" svg:width="1.815cm" svg:height="0.763cm" svg:x="9.253cm" svg:y="7.747cm" svg:viewBox="0 0 1816 764" draw:points="0,764 1816,764 1816,0 0,0">
          <text:p/>
        </draw:polygon>
        <draw:polygon draw:style-name="gr1" draw:text-style-name="P1" draw:layer="layout" svg:width="1.731cm" svg:height="0.763cm" svg:x="11.073cm" svg:y="7.747cm" svg:viewBox="0 0 1732 764" draw:points="0,764 1732,764 1732,0 0,0">
          <text:p/>
        </draw:polygon>
        <draw:polygon draw:style-name="gr1" draw:text-style-name="P1" draw:layer="layout" svg:width="7.488cm" svg:height="0.763cm" svg:x="12.809cm" svg:y="7.747cm" svg:viewBox="0 0 7489 764" draw:points="0,764 7489,764 7489,0 0,0">
          <text:p/>
        </draw:polygon>
        <draw:polygon draw:style-name="gr1" draw:text-style-name="P1" draw:layer="layout" svg:width="10.661cm" svg:height="0.779cm" svg:x="9.431cm" svg:y="18.085cm" svg:viewBox="0 0 10662 780" draw:points="0,780 10662,780 10662,0 0,0">
          <text:p/>
        </draw:polygon>
        <draw:line draw:style-name="gr17" draw:text-style-name="P2" draw:layer="layout" svg:x1="1.531cm" svg:y1="3.7cm" svg:x2="20.32cm" svg:y2="3.7cm">
          <text:p/>
        </draw:line>
        <draw:line draw:style-name="gr17" draw:text-style-name="P2" draw:layer="layout" svg:x1="1.531cm" svg:y1="7.096cm" svg:x2="20.32cm" svg:y2="7.096cm">
          <text:p/>
        </draw:line>
        <draw:line draw:style-name="gr17" draw:text-style-name="P2" draw:layer="layout" svg:x1="1.548cm" svg:y1="3.683cm" svg:x2="1.548cm" svg:y2="7.113cm">
          <text:p/>
        </draw:line>
        <draw:line draw:style-name="gr17" draw:text-style-name="P2" draw:layer="layout" svg:x1="11.066cm" svg:y1="3.683cm" svg:x2="11.066cm" svg:y2="7.113cm">
          <text:p/>
        </draw:line>
        <draw:line draw:style-name="gr17" draw:text-style-name="P2" draw:layer="layout" svg:x1="20.302cm" svg:y1="3.683cm" svg:x2="20.302cm" svg:y2="7.113cm">
          <text:p/>
        </draw:line>
        <draw:frame draw:style-name="gr18" draw:text-style-name="P4" draw:layer="layout" svg:width="0.278cm" svg:height="0.285cm" svg:x="4.648cm" svg:y="2.645cm">
          <draw:text-box>
            <text:p text:style-name="P3"><text:span text:style-name="T3"><text:s/></text:span></text:p>
          </draw:text-box>
        </draw:frame>
        <draw:frame draw:style-name="gr19" draw:text-style-name="P5" draw:layer="layout" svg:width="1.28cm" svg:height="0.323cm" svg:x="11.269cm" svg:y="3.781cm">
          <draw:text-box>
            <text:p text:style-name="P3"><text:span text:style-name="T4">Ejercicio: </text:span></text:p>
          </draw:text-box>
        </draw:frame>
        <draw:frame draw:style-name="gr20" draw:text-style-name="P5" draw:layer="layout" svg:width="0.59cm" svg:height="0.323cm" svg:x="1.863cm" svg:y="4.264cm">
          <draw:text-box>
            <text:p text:style-name="P3"><text:span text:style-name="T4">RFC:</text:span></text:p>
          </draw:text-box>
        </draw:frame>
        <draw:frame draw:style-name="gr21" draw:text-style-name="P5" draw:layer="layout" svg:width="0.823cm" svg:height="0.323cm" svg:x="1.863cm" svg:y="4.619cm">
          <draw:text-box>
            <text:p text:style-name="P3"><text:span text:style-name="T4">CURP:</text:span></text:p>
          </draw:text-box>
        </draw:frame>
        <draw:frame draw:style-name="gr19" draw:text-style-name="P5" draw:layer="layout" svg:width="1.28cm" svg:height="0.323cm" svg:x="11.269cm" svg:y="4.289cm">
          <draw:text-box>
            <text:p text:style-name="P3"><text:span text:style-name="T4">Periodo: <text:s/></text:span></text:p>
          </draw:text-box>
        </draw:frame>
        <draw:frame draw:style-name="gr22" draw:text-style-name="P5" draw:layer="layout" svg:width="1.869cm" svg:height="0.323cm" svg:x="11.269cm" svg:y="4.67cm">
          <draw:text-box>
            <text:p text:style-name="P3"><text:span text:style-name="T4">Días </text:span><text:span text:style-name="T4">de </text:span><text:span text:style-name="T4">Pag</text:span><text:span text:style-name="T4">o: </text:span></text:p>
          </draw:text-box>
        </draw:frame>
        <draw:frame draw:style-name="gr23" draw:text-style-name="P5" draw:layer="layout" svg:width="3.114cm" svg:height="0.323cm" svg:x="1.863cm" svg:y="5.111cm">
          <draw:text-box>
            <text:p text:style-name="P3"><text:span text:style-name="T4">Fecha Ini </text:span><text:span text:style-name="T4">Relación </text:span><text:span text:style-name="T4">Lab: </text:span></text:p>
          </draw:text-box>
        </draw:frame>
        <draw:frame draw:style-name="gr24" draw:text-style-name="P5" draw:layer="layout" svg:width="1.598cm" svg:height="0.323cm" svg:x="11.269cm" svg:y="5.084cm">
          <draw:text-box>
            <text:p text:style-name="P3"><text:span text:style-name="T4">Fecha Pago:</text:span></text:p>
          </draw:text-box>
        </draw:frame>
        <draw:frame draw:style-name="gr25" draw:text-style-name="P5" draw:layer="layout" svg:width="1.153cm" svg:height="0.323cm" svg:x="1.863cm" svg:y="5.534cm">
          <draw:text-box>
            <text:p text:style-name="P3"><text:span text:style-name="T4">Jornada:</text:span></text:p>
          </draw:text-box>
        </draw:frame>
        <draw:frame draw:style-name="gr26" draw:text-style-name="P5" draw:layer="layout" svg:width="1.005cm" svg:height="0.323cm" svg:x="11.269cm" svg:y="5.525cm">
          <draw:text-box>
            <text:p text:style-name="P3"><text:span text:style-name="T4">Puesto:</text:span></text:p>
          </draw:text-box>
        </draw:frame>
        <draw:frame draw:style-name="gr27" draw:text-style-name="P5" draw:layer="layout" svg:width="0.607cm" svg:height="0.323cm" svg:x="1.863cm" svg:y="5.965cm">
          <draw:text-box>
            <text:p text:style-name="P3"><text:span text:style-name="T4">NSS:</text:span></text:p>
          </draw:text-box>
        </draw:frame>
        <draw:frame draw:style-name="gr28" draw:text-style-name="P5" draw:layer="layout" svg:width="0.866cm" svg:height="0.323cm" svg:x="6.502cm" svg:y="5.965cm">
          <draw:text-box>
            <text:p text:style-name="P3"><text:span text:style-name="T4"><text:s text:c="12"/></text:span></text:p>
          </draw:text-box>
        </draw:frame>
        <draw:frame draw:style-name="gr29" draw:text-style-name="P5" draw:layer="layout" svg:width="1.92cm" svg:height="0.323cm" svg:x="11.269cm" svg:y="5.949cm">
          <draw:text-box>
            <text:p text:style-name="P3"><text:span text:style-name="T4">Depto: <text:s text:c="13"/></text:span></text:p>
          </draw:text-box>
        </draw:frame>
        <draw:line draw:style-name="gr2" draw:text-style-name="P2" draw:layer="layout" svg:x1="1.506cm" svg:y1="7.755cm" svg:x2="20.32cm" svg:y2="7.755cm">
          <text:p/>
        </draw:line>
        <draw:line draw:style-name="gr2" draw:text-style-name="P2" draw:layer="layout" svg:x1="1.506cm" svg:y1="12.726cm" svg:x2="20.32cm" svg:y2="12.726cm">
          <text:p/>
        </draw:line>
        <draw:line draw:style-name="gr2" draw:text-style-name="P2" draw:layer="layout" svg:x1="1.524cm" svg:y1="7.738cm" svg:x2="1.524cm" svg:y2="12.744cm">
          <text:p/>
        </draw:line>
        <draw:line draw:style-name="gr2" draw:text-style-name="P2" draw:layer="layout" svg:x1="12.809cm" svg:y1="7.738cm" svg:x2="12.809cm" svg:y2="12.744cm">
          <text:p/>
        </draw:line>
        <draw:line draw:style-name="gr2" draw:text-style-name="P2" draw:layer="layout" svg:x1="20.302cm" svg:y1="7.738cm" svg:x2="20.302cm" svg:y2="12.744cm">
          <text:p/>
        </draw:line>
        <draw:frame draw:style-name="gr30" draw:text-style-name="P5" draw:layer="layout" svg:width="0.667cm" svg:height="0.323cm" svg:x="11.269cm" svg:y="6.33cm">
          <draw:text-box>
            <text:p text:style-name="P3"><text:span text:style-name="T4">SBC: </text:span></text:p>
          </draw:text-box>
        </draw:frame>
        <draw:frame draw:style-name="gr31" draw:text-style-name="P5" draw:layer="layout" svg:width="0.518cm" svg:height="0.361cm" svg:x="1.727cm" svg:y="7.762cm">
          <draw:text-box>
            <text:p text:style-name="P3"><text:span text:style-name="T2">No </text:span></text:p>
          </draw:text-box>
        </draw:frame>
        <draw:frame draw:style-name="gr32" draw:text-style-name="P4" draw:layer="layout" svg:width="0.561cm" svg:height="0.314cm" svg:x="2.235cm" svg:y="7.782cm">
          <draw:text-box>
            <text:p text:style-name="P3"><text:span text:style-name="T5">SAT</text:span></text:p>
          </draw:text-box>
        </draw:frame>
        <draw:frame draw:style-name="gr33" draw:text-style-name="P5" draw:layer="layout" svg:width="1.475cm" svg:height="0.361cm" svg:x="4.911cm" svg:y="7.786cm">
          <draw:text-box>
            <text:p text:style-name="P3"><text:span text:style-name="T2">Concepto</text:span></text:p>
          </draw:text-box>
        </draw:frame>
        <draw:frame draw:style-name="gr34" draw:text-style-name="P5" draw:layer="layout" svg:width="1.302cm" svg:height="0.361cm" svg:x="7.426cm" svg:y="7.786cm">
          <draw:text-box>
            <text:p text:style-name="P3"><text:span text:style-name="T2">Gravado</text:span></text:p>
          </draw:text-box>
        </draw:frame>
        <draw:frame draw:style-name="gr35" draw:text-style-name="P5" draw:layer="layout" svg:width="1.069cm" svg:height="0.361cm" svg:x="9.449cm" svg:y="7.786cm">
          <draw:text-box>
            <text:p text:style-name="P3"><text:span text:style-name="T2">Exento</text:span></text:p>
          </draw:text-box>
        </draw:frame>
        <draw:frame draw:style-name="gr36" draw:text-style-name="P5" draw:layer="layout" svg:width="0.764cm" svg:height="0.361cm" svg:x="11.269cm" svg:y="7.786cm">
          <draw:text-box>
            <text:p text:style-name="P3"><text:span text:style-name="T2">Total</text:span></text:p>
          </draw:text-box>
        </draw:frame>
        <draw:frame draw:style-name="gr37" draw:text-style-name="P5" draw:layer="layout" svg:width="6.72cm" svg:height="0.361cm" svg:x="13.005cm" svg:y="7.744cm">
          <draw:text-box>
            <text:p text:style-name="P3"><text:span text:style-name="T2">No Sat <text:s text:c="18"/>Concepto <text:s text:c="19"/>Total</text:span></text:p>
          </draw:text-box>
        </draw:frame>
        <draw:frame draw:style-name="gr38" draw:text-style-name="P7" draw:layer="layout" svg:width="1.602cm" svg:height="0.416cm" svg:x="10.931cm" svg:y="12.987cm">
          <draw:text-box>
            <text:p text:style-name="P3"><text:span text:style-name="T6"><text:s text:c="14"/></text:span></text:p>
          </draw:text-box>
        </draw:frame>
        <draw:frame draw:style-name="gr39" draw:text-style-name="P4" draw:layer="layout" svg:width="9.912cm" svg:height="0.327cm" svg:x="1.693cm" svg:y="15.692cm">
          <draw:text-box>
            <text:p text:style-name="P3"><text:span text:style-name="T7">Se puso a mi disposición el archivo XML correspondiente y recibí de la </text:span></text:p>
          </draw:text-box>
        </draw:frame>
        <draw:frame draw:style-name="gr40" draw:text-style-name="P4" draw:layer="layout" svg:width="10.022cm" svg:height="0.327cm" svg:x="1.693cm" svg:y="16.124cm">
          <draw:text-box>
            <text:p text:style-name="P3"><text:span text:style-name="T7">empresa arriba mencionada la cantidad neta a que este documento se </text:span></text:p>
          </draw:text-box>
        </draw:frame>
        <draw:frame draw:style-name="gr41" draw:text-style-name="P4" draw:layer="layout" svg:width="10.06cm" svg:height="0.327cm" svg:x="1.693cm" svg:y="16.548cm">
          <draw:text-box>
            <text:p text:style-name="P3"><text:span text:style-name="T7">refiere estando conforme con las percepciones y deducciones que en él</text:span></text:p>
          </draw:text-box>
        </draw:frame>
        <draw:frame draw:style-name="gr42" draw:text-style-name="P4" draw:layer="layout" svg:width="3.372cm" svg:height="0.327cm" svg:x="1.693cm" svg:y="16.971cm">
          <draw:text-box>
            <text:p text:style-name="P3"><text:span text:style-name="T7">aparecen especificados.</text:span></text:p>
          </draw:text-box>
        </draw:frame>
        <draw:frame draw:style-name="gr43" draw:text-style-name="P8" draw:layer="layout" svg:width="1.831cm" svg:height="0.276cm" svg:x="9.483cm" svg:y="17.516cm">
          <draw:text-box>
            <text:p text:style-name="P3"><text:span text:style-name="T8">Forma de pago:</text:span></text:p>
          </draw:text-box>
        </draw:frame>
        <draw:line draw:style-name="gr17" draw:text-style-name="P2" draw:layer="layout" svg:x1="9.405cm" svg:y1="18.102cm" svg:x2="20.117cm" svg:y2="18.102cm">
          <text:p/>
        </draw:line>
        <draw:line draw:style-name="gr44" draw:text-style-name="P2" draw:layer="layout" svg:x1="9.405cm" svg:y1="20.251cm" svg:x2="20.117cm" svg:y2="20.251cm">
          <text:p/>
        </draw:line>
        <draw:line draw:style-name="gr17" draw:text-style-name="P2" draw:layer="layout" svg:x1="9.405cm" svg:y1="21.768cm" svg:x2="20.117cm" svg:y2="21.768cm">
          <text:p/>
        </draw:line>
        <draw:line draw:style-name="gr17" draw:text-style-name="P2" draw:layer="layout" svg:x1="9.422cm" svg:y1="18.085cm" svg:x2="9.422cm" svg:y2="21.785cm">
          <text:p/>
        </draw:line>
        <draw:line draw:style-name="gr45" draw:text-style-name="P2" draw:layer="layout" svg:x1="14.418cm" svg:y1="20.21cm" svg:x2="14.418cm" svg:y2="21.785cm">
          <text:p/>
        </draw:line>
        <draw:line draw:style-name="gr17" draw:text-style-name="P2" draw:layer="layout" svg:x1="20.099cm" svg:y1="18.085cm" svg:x2="20.099cm" svg:y2="21.785cm">
          <text:p/>
        </draw:line>
        <draw:frame draw:style-name="gr46" draw:text-style-name="P7" draw:layer="layout" svg:width="3.55cm" svg:height="0.416cm" svg:x="15.917cm" svg:y="17.135cm">
          <draw:text-box>
            <text:p text:style-name="P3"><text:span text:style-name="T6">Firma del empleado</text:span></text:p>
          </draw:text-box>
        </draw:frame>
        <draw:frame draw:style-name="gr47" draw:text-style-name="P7" draw:layer="layout" svg:width="9.662cm" svg:height="0.416cm" svg:x="10.287cm" svg:y="18.084cm">
          <draw:text-box>
            <text:p text:style-name="P3"><text:span text:style-name="T6">Este documento es una representación impresa de un</text:span></text:p>
          </draw:text-box>
        </draw:frame>
        <draw:frame draw:style-name="gr48" draw:text-style-name="P7" draw:layer="layout" svg:width="0.836cm" svg:height="0.416cm" svg:x="10.287cm" svg:y="18.465cm">
          <draw:text-box>
            <text:p text:style-name="P3"><text:span text:style-name="T6">CFDI</text:span></text:p>
          </draw:text-box>
        </draw:frame>
        <draw:frame draw:style-name="gr49" draw:text-style-name="P4" draw:layer="layout" svg:width="4.951cm" svg:height="0.327cm" svg:x="12.827cm" svg:y="19.012cm">
          <draw:text-box>
            <text:p text:style-name="P3"><text:span text:style-name="T9">(PUE - Pago en una sola exhibicion)</text:span></text:p>
          </draw:text-box>
        </draw:frame>
        <draw:frame draw:style-name="gr50" draw:text-style-name="P5" draw:layer="layout" svg:width="0.32cm" svg:height="0.361cm" svg:x="15.037cm" svg:y="19.827cm">
          <draw:text-box>
            <text:p text:style-name="P3"><text:span text:style-name="T10"><text:s/></text:span></text:p>
          </draw:text-box>
        </draw:frame>
        <draw:polygon draw:style-name="gr51" draw:text-style-name="P9" draw:layer="layout" svg:width="2.914cm" svg:height="0.323cm" svg:x="1.786cm" svg:y="21.801cm" svg:viewBox="0 0 2915 324" draw:points="0,324 2915,324 2915,0 0,0">
          <text:p/>
        </draw:polygon>
        <draw:polygon draw:style-name="gr51" draw:text-style-name="P9" draw:layer="layout" svg:width="15.394cm" svg:height="0.323cm" svg:x="4.707cm" svg:y="21.801cm" svg:viewBox="0 0 15395 324" draw:points="0,324 15395,324 15395,0 0,0">
          <text:p/>
        </draw:polygon>
        <draw:polygon draw:style-name="gr51" draw:text-style-name="P9" draw:layer="layout" svg:width="1.831cm" svg:height="0.323cm" svg:x="1.786cm" svg:y="23.343cm" svg:viewBox="0 0 1832 324" draw:points="0,324 1832,324 1832,0 0,0">
          <text:p/>
        </draw:polygon>
        <draw:frame draw:style-name="gr52" draw:text-style-name="P4" draw:layer="layout" svg:width="2.885cm" svg:height="0.327cm" svg:x="1.796cm" svg:y="21.806cm">
          <draw:text-box>
            <text:p text:style-name="P3"><text:span text:style-name="T11">Sello digital del CFDI</text:span></text:p>
          </draw:text-box>
        </draw:frame>
        <draw:polygon draw:style-name="gr51" draw:text-style-name="P9" draw:layer="layout" svg:width="16.478cm" svg:height="0.323cm" svg:x="3.623cm" svg:y="23.343cm" svg:viewBox="0 0 16479 324" draw:points="0,324 16479,324 16479,0 0,0">
          <text:p/>
        </draw:polygon>
        <draw:polygon draw:style-name="gr51" draw:text-style-name="P9" draw:layer="layout" svg:width="9.222cm" svg:height="0.323cm" svg:x="1.786cm" svg:y="24.807cm" svg:viewBox="0 0 9223 324" draw:points="0,324 9223,324 9223,0 0,0">
          <text:p/>
        </draw:polygon>
        <draw:frame draw:style-name="gr53" draw:text-style-name="P4" draw:layer="layout" svg:width="1.818cm" svg:height="0.327cm" svg:x="1.796cm" svg:y="23.346cm">
          <draw:text-box>
            <text:p text:style-name="P3"><text:span text:style-name="T11">Sello del SAT</text:span></text:p>
          </draw:text-box>
        </draw:frame>
        <draw:polygon draw:style-name="gr51" draw:text-style-name="P9" draw:layer="layout" svg:width="9.077cm" svg:height="0.323cm" svg:x="11.015cm" svg:y="24.807cm" svg:viewBox="0 0 9078 324" draw:points="0,324 9078,324 9078,0 0,0">
          <text:p/>
        </draw:polygon>
        <draw:frame draw:style-name="gr54" draw:text-style-name="P4" draw:layer="layout" svg:width="9.116cm" svg:height="0.327cm" svg:x="1.796cm" svg:y="24.812cm">
          <draw:text-box>
            <text:p text:style-name="P3"><text:span text:style-name="T11">Cadena original del complemento del certificación digital del SAT</text:span></text:p>
          </draw:text-box>
        </draw:frame>
        <draw:frame draw:style-name="gr55" draw:text-style-name="P10" draw:layer="layout" svg:width="0.211cm" svg:height="0.243cm" svg:x="1.796cm" svg:y="25.375cm">
          <draw:text-box>
            <text:p text:style-name="P3"><text:span text:style-name="T12"><text:s/></text:span></text:p>
          </draw:text-box>
        </draw:frame>
        <draw:frame draw:style-name="gr56" draw:text-style-name="P4" draw:layer="layout" svg:width="4.32cm" svg:height="0.327cm" svg:x="1.796cm" svg:y="25.794cm">
          <draw:text-box>
            <text:p text:style-name="P3"><text:span text:style-name="T9">Versión del comprobante: <text:s text:c="2"/>3.3</text:span></text:p>
          </draw:text-box>
        </draw:frame>
        <draw:frame draw:style-name="gr57" draw:text-style-name="P4" draw:layer="layout" svg:width="3.757cm" svg:height="0.327cm" svg:x="7.188cm" svg:y="25.794cm">
          <draw:text-box>
            <text:p text:style-name="P3"><text:span text:style-name="T9">Versión del complemento: </text:span></text:p>
          </draw:text-box>
        </draw:frame>
        <draw:frame draw:style-name="gr58" draw:text-style-name="P4" draw:layer="layout" svg:width="0.447cm" svg:height="0.327cm" svg:x="1.796cm" svg:y="26.14cm">
          <draw:text-box>
            <text:p text:style-name="P3"><text:span text:style-name="T9">1.2</text:span></text:p>
          </draw:text-box>
        </draw:frame>
        <draw:frame draw:style-name="gr59" draw:text-style-name="P4" draw:layer="layout" svg:width="0.629cm" svg:height="0.327cm" svg:x="15.951cm" svg:y="25.955cm">
          <draw:text-box>
            <text:p text:style-name="P3"><text:span text:style-name="T9">Hoja</text:span></text:p>
          </draw:text-box>
        </draw:frame>
        <draw:frame draw:style-name="gr60" draw:text-style-name="P4" draw:layer="layout" svg:width="0.278cm" svg:height="0.327cm" svg:x="17.085cm" svg:y="25.955cm">
          <draw:text-box>
            <text:p text:style-name="P3"><text:span text:style-name="T9">1</text:span></text:p>
          </draw:text-box>
        </draw:frame>
        <draw:frame draw:style-name="gr61" draw:text-style-name="P4" draw:layer="layout" svg:width="0.442cm" svg:height="0.327cm" svg:x="17.662cm" svg:y="25.955cm">
          <draw:text-box>
            <text:p text:style-name="P3"><text:span text:style-name="T9">de </text:span></text:p>
          </draw:text-box>
        </draw:frame>
        <draw:polygon draw:style-name="gr62" draw:text-style-name="P11" draw:layer="layout" svg:width="11.339cm" svg:height="0.035cm" svg:x="1.488cm" svg:y="7.279cm" svg:viewBox="0 0 11340 36" draw:points="5670,36 0,36 0,0 11340,0 11340,36">
          <text:p/>
        </draw:polygon>
        <draw:line draw:style-name="gr63" draw:text-style-name="P2" draw:layer="layout" svg:x1="7.907cm" svg:y1="7.29cm" svg:x2="7.907cm" svg:y2="7.538cm">
          <text:p/>
        </draw:line>
        <draw:line draw:style-name="gr17" draw:text-style-name="P2" draw:layer="layout" svg:x1="1.488cm" svg:y1="7.297cm" svg:x2="1.488cm" svg:y2="7.739cm">
          <text:p/>
        </draw:line>
        <draw:line draw:style-name="gr17" draw:text-style-name="P2" draw:layer="layout" svg:x1="1.488cm" svg:y1="7.739cm" svg:x2="12.828cm" svg:y2="7.739cm">
          <text:p/>
        </draw:line>
        <draw:polygon draw:style-name="gr62" draw:text-style-name="P11" draw:layer="layout" svg:width="7.5cm" svg:height="0.035cm" svg:x="12.837cm" svg:y="7.279cm" svg:viewBox="0 0 7501 36" draw:points="3750,36 0,36 0,0 7501,0 7501,36">
          <text:p/>
        </draw:polygon>
        <draw:line draw:style-name="gr17" draw:text-style-name="P2" draw:layer="layout" svg:x1="20.335cm" svg:y1="7.297cm" svg:x2="20.335cm" svg:y2="7.739cm">
          <text:p/>
        </draw:line>
        <draw:line draw:style-name="gr17" draw:text-style-name="P2" draw:layer="layout" svg:x1="12.837cm" svg:y1="7.297cm" svg:x2="12.837cm" svg:y2="7.739cm">
          <text:p/>
        </draw:line>
        <draw:line draw:style-name="gr17" draw:text-style-name="P2" draw:layer="layout" svg:x1="12.837cm" svg:y1="7.739cm" svg:x2="20.335cm" svg:y2="7.739cm">
          <text:p/>
        </draw:line>
        <draw:polygon draw:style-name="gr1" draw:text-style-name="P1" draw:layer="layout" svg:width="7.465cm" svg:height="0.404cm" svg:x="12.855cm" svg:y="7.314cm" svg:viewBox="0 0 7466 405" draw:points="3732,405 0,405 0,0 7466,0 7466,405">
          <text:p/>
        </draw:polygon>
        <draw:frame draw:style-name="gr60" draw:text-style-name="P4" draw:layer="layout" svg:width="0.278cm" svg:height="0.327cm" svg:x="18.254cm" svg:y="25.955cm">
          <draw:text-box>
            <text:p text:style-name="P3"><text:span text:style-name="T9">1</text:span></text:p>
          </draw:text-box>
        </draw:frame>
        <draw:polygon draw:style-name="gr1" draw:text-style-name="P1" draw:layer="layout" svg:width="11.303cm" svg:height="0.404cm" svg:x="1.506cm" svg:y="7.314cm" svg:viewBox="0 0 11304 405" draw:points="5652,405 0,405 0,0 11304,0 11304,405">
          <text:p/>
        </draw:polygon>
        <draw:frame draw:style-name="gr64" draw:text-style-name="P7" draw:layer="layout" svg:width="1.873cm" svg:height="0.357cm" svg:x="15.663cm" svg:y="7.386cm">
          <draw:text-box>
            <text:p text:style-name="P3"><text:span text:style-name="T13">Deducciones</text:span></text:p>
          </draw:text-box>
        </draw:frame>
        <draw:polygon draw:style-name="gr65" draw:text-style-name="P12" draw:layer="layout" svg:width="0.213cm" svg:height="0.362cm" svg:x="12.952cm" svg:y="14.761cm" svg:viewBox="0 0 214 363" draw:points="107,363 0,363 0,0 214,0 214,363">
          <text:p/>
        </draw:polygon>
        <draw:polygon draw:style-name="gr66" draw:text-style-name="P13" draw:layer="layout" svg:width="0.161cm" svg:height="0.341cm" svg:x="13.142cm" svg:y="14.761cm" svg:viewBox="0 0 162 342" draw:points="82,342 0,342 0,0 162,0 162,342">
          <text:p/>
        </draw:polygon>
        <draw:polygon draw:style-name="gr67" draw:text-style-name="P14" draw:layer="layout" svg:width="0.19cm" svg:height="0.341cm" svg:x="13.305cm" svg:y="14.761cm" svg:viewBox="0 0 191 342" draw:points="96,342 0,342 0,0 191,0 191,342">
          <text:p/>
        </draw:polygon>
        <draw:polygon draw:style-name="gr16" draw:text-style-name="P6" draw:layer="layout" svg:width="6.713cm" svg:height="0.355cm" svg:x="13.495cm" svg:y="14.761cm" svg:viewBox="0 0 6714 356" draw:points="3358,356 0,356 0,0 6714,0 6714,356">
          <text:p/>
        </draw:polygon>
        <draw:frame draw:style-name="gr68" draw:text-style-name="P7" draw:layer="layout" svg:width="1.954cm" svg:height="0.357cm" svg:x="6.189cm" svg:y="7.386cm">
          <draw:text-box>
            <text:p text:style-name="P3"><text:span text:style-name="T13">Percepciones</text:span></text:p>
          </draw:text-box>
        </draw:frame>
        <draw:frame draw:style-name="gr69" draw:text-style-name="P4" draw:layer="layout" svg:width="2.419cm" svg:height="0.327cm" svg:x="12.954cm" svg:y="14.761cm">
          <draw:text-box>
            <text:p text:style-name="P3"><text:span text:style-name="T11">Importe con letra</text:span></text:p>
          </draw:text-box>
        </draw:frame>
        <draw:frame draw:style-name="gr70" draw:text-style-name="P15" draw:layer="layout" svg:width="4.951cm" svg:height="1.191cm" svg:x="9.431cm" svg:y="20.379cm">
          <draw:text-box>
            <text:p><text:span text:style-name="T9"><text:s text:c="6"/></text:span><text:span text:style-name="T14">Serie del Certificado del emisor:</text:span></text:p>
            <text:p><text:span text:style-name="T14"><text:s text:c="30"/></text:span><text:span text:style-name="T14">Folio Fiscal UUID :</text:span></text:p>
            <text:p><text:span text:style-name="T14"><text:s text:c="2"/></text:span><text:span text:style-name="T14">No.de serie del certificado del SAT:</text:span></text:p>
            <text:p><text:span text:style-name="T14"><text:s text:c="14"/></text:span><text:span text:style-name="T14">Fecha y hora de certificado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1" svg:font-family="Carlito"/>
    <style:font-face style:name="DejaVu Sans1" svg:font-family="'DejaVu Sans'"/>
    <style:font-face style:name="Liberation Mono1" svg:font-family="'Liberation Mono'"/>
    <style:font-face style:name="Liberation Sans2" svg:font-family="'Liberation Sans'"/>
    <style:font-face style:name="Carlito" svg:font-family="Carlito" style:font-pitch="variable"/>
    <style:font-face style:name="DejaVu Sans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1-07-02T13:00:55.824751816</meta:print-date>
    <dc:date>2021-07-16T16:21:34.109063399</dc:date>
    <meta:editing-duration>PT5M18S</meta:editing-duration>
    <meta:editing-cycles>2</meta:editing-cycles>
    <meta:generator>LibreOffice/6.4.7.2$Linux_X86_64 LibreOffice_project/40$Build-2</meta:generator>
    <meta:document-statistic meta:object-count="122"/>
  </office:meta>
</office:document-meta>
</file>